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ch nicht fertig</text:p>
      <text:p text:style-name="Standard">Lastenheft</text:p>
      <text:p text:style-name="Standard"/>
      <text:p text:style-name="Standard">Falls Parkplätze frei sind, muss der Schrankenautomat fähig sein die Autos hereinzulassen</text:p>
      <text:p text:style-name="Standard">Falls der Kunde bezahlt hat, muss der Schrankenautomat fähig sein die Autos herauszulassen</text:p>
      <text:p text:style-name="Standard">Der Schrankenautomat sollte fähig sein unterschiedliche Eintrittsmöglichkeiten <text:s/>zu unterscheiden.</text:p>
      <text:p text:style-name="Standard"/>
      <text:p text:style-name="Standard">Der Kassierautomat muss die die Möglichkeit bieten die Gebühren zu bezahlen.</text:p>
      <text:p text:style-name="Standard"/>
      <text:p text:style-name="Standard">Das Managementsystem muss die Möglichkeit bieten die Betriebsabläufe zu ändern. </text:p>
      <text:p text:style-name="Standard">Das Managementsystem muss die Möglichkeit bieten die Öffnungszeiten zu ändern.</text:p>
      <text:p text:style-name="Standard">Das Managementsystem muss die Möglichkeit bieten die Regen zu ändern.</text:p>
      <text:p text:style-name="Standard">Das Managementsystem muss die Möglichkeit bieten die Preise zu verändern.</text:p>
      <text:p text:style-name="Standard">Das Managementsystem muss die Möglichkeit bieten die Einnahme einzusehen.</text:p>
      <text:p text:style-name="Standard"/>
      <text:p text:style-name="Standard">Das Parkplatzverwaltungsystem sollte die freien Stellplätze kennen.</text:p>
      <text:p text:style-name="Standard"/>
      <text:p text:style-name="Standard">Stakeholder-Analyse</text:p>
      <text:p text:style-name="Standard"/>
      <text:p text:style-name="Standard">Interne Stakeholder</text:p>
      <text:p text:style-name="Standard"/>
      <text:p text:style-name="Standard">Mitarbeiter(aktiv)</text:p>
      <text:p text:style-name="Standard">Verwalter(aktiv)</text:p>
      <text:p text:style-name="Standard">Besitzer(passiv)</text:p>
      <text:p text:style-name="Standard"/>
      <text:p text:style-name="Standard">Externe Stakeholder</text:p>
      <text:p text:style-name="Standard">Behörden(passiv)</text:p>
      <text:p text:style-name="Standard">Kunden(passiv)</text:p>
      <text:p text:style-name="Standard">Bank(aktiv)</text:p>
      <text:p text:style-name="Standard">Handwerker(passiv)</text:p>
      <text:p text:style-name="Standard"/>
      <text:p text:style-name="Standard">Automatisierung Schranke</text:p>
      <text:p text:style-name="Standard">Mitarbeiter Jobverlust</text:p>
      <text:p text:style-name="Standard">höherer Gewinn Besitzer</text:p>
      <text:p text:style-name="Standard"/>
      <text:p text:style-name="Standard">Automatisierung Ticket</text:p>
      <text:p text:style-name="Standard">Mitarbeite Jobverlust</text:p>
      <text:p text:style-name="Standard">höherer Gewinn Besitzer</text:p>
      <text:p text:style-name="Standard"/>
      <text:p text:style-name="Standard">Automatisierung Verwaltung </text:p>
      <text:p text:style-name="Standard">Mitarbeiter Jobverlust/ Erleichterung Arbeit</text:p>
      <text:p text:style-name="Standard">höherer Gewinn Besitz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User Stories</text:p>
      <text:p text:style-name="Standard">Als Kunde des Parkhauses will ich wissen ob ein Parkplatz frei ist.</text:p>
      <text:p text:style-name="Standard">Als Kunde des Parkhauses will ich wissen in welchem Stockwerk ein Parkplatz frei ist. </text:p>
      <text:p text:style-name="Standard">Als Kunde des Parkhauses will ich wissen wo ein Parkplatz frei ist.</text:p>
      <text:p text:style-name="Standard">Als Kunde des Parkhauses will ich eine Jahreskarte kaufen.</text:p>
      <text:p text:style-name="Standard">Als Kunde will ich bar bezahlen. </text:p>
      <text:p text:style-name="Standard">Als Kunde will ich per Karte bezahlen.</text:p>
      <text:p text:style-name="Standard"/>
      <text:p text:style-name="Standard">Als Verwalter des Parkhauses will ich die Betriebsabläufe ändern.</text:p>
      <text:p text:style-name="Standard">Als Verwalter des Parkhauses will ich die Öffnungszeiten ändern .</text:p>
      <text:p text:style-name="Standard">Als Verwalter des Parkhauses will ich die Regeln ändern.</text:p>
      <text:p text:style-name="Standard">Als Verwalter des Parkhauses will ich die Preise verändern.</text:p>
      <text:p text:style-name="Standard">Als Verwalter des Parkhauses will ich die Einnahmen des Tages überprüfen.</text:p>
      <text:p text:style-name="Standard">Als Verwalter des Parkhauses will ich die Einnahmen der Woche überprüfen.</text:p>
      <text:p text:style-name="Standard">Als Verwalter des Parkhauses will ich die Einnahmen des Jahres überprüfen.</text:p>
      <text:p text:style-name="Standard"/>
      <text:p text:style-name="Standard">Als Kunde des Parkhauses will ich die Öffnungszeiten wissen.</text:p>
      <text:p text:style-name="Standard">Als Kunde des Parkhauses will ich die Preise wissen.</text:p>
      <text:p text:style-name="Standard"/>
      <text:p text:style-name="Standard">Gloger</text:p>
      <text:p text:style-name="Standard">Als Kunde des Parkhauses will ich wissen ob ein Parkplatz frei ist.</text:p>
      <text:p text:style-name="Standard">Mehrwert: Strafe: Aufwand: Risiko:</text:p>
      <text:p text:style-name="Standard">Als Kunde des Parkhauses will ich wissen in welchem Stockwerk ein Parkplatz frei ist. </text:p>
      <text:p text:style-name="Standard">Mehrwert: Strafe: Aufwand: Risiko:</text:p>
      <text:p text:style-name="Standard">Als Kunde des Parkhauses will ich wissen wo ein Parkplatz frei ist.</text:p>
      <text:p text:style-name="Standard">Mehrwert: Strafe: Aufwand: Risiko:</text:p>
      <text:p text:style-name="Standard">Als Kunde des Parkhauses will ich eine Jahreskarte kaufen.</text:p>
      <text:p text:style-name="Standard">Mehrwert: Strafe: Aufwand: Risiko:</text:p>
      <text:p text:style-name="Standard">Als Kunde will ich bar bezahlen. </text:p>
      <text:p text:style-name="Standard">Mehrwert: Strafe: Aufwand: Risiko:</text:p>
      <text:p text:style-name="Standard">Als Kunde will ich per Karte bezahlen.</text:p>
      <text:p text:style-name="Standard">Mehrwert: Strafe: Aufwand: Risiko:</text:p>
      <text:p text:style-name="Standard">Als Kunde des Parkhauses will ich die Öffnungszeiten wissen.</text:p>
      <text:p text:style-name="Standard">Mehrwert: Strafe: Aufwand: Risiko:</text:p>
      <text:p text:style-name="Standard">Als Kunde des Parkhauses will ich die Preise wissen.</text:p>
      <text:p text:style-name="Standard">Mehrwert: Strafe: Aufwand: Risiko:</text:p>
      <text:p text:style-name="Standard"/>
      <text:p text:style-name="Standard">Als Verwalter des Parkhauses will ich die Betriebsabläufe ändern.</text:p>
      <text:p text:style-name="Standard">Mehrwert: Strafe: Aufwand: Risiko:</text:p>
      <text:p text:style-name="Standard">Als Verwalter des Parkhauses will ich die Öffnungszeiten ändern .</text:p>
      <text:p text:style-name="Standard">Mehrwert: Strafe: Aufwand: Risiko:</text:p>
      <text:p text:style-name="Standard">Als Verwalter des Parkhauses will ich die Regeln ändern.</text:p>
      <text:p text:style-name="Standard">Mehrwert: Strafe: Aufwand: Risiko:</text:p>
      <text:p text:style-name="Standard">Als Verwalter des Parkhauses will ich die Preise verändern.</text:p>
      <text:p text:style-name="Standard">Mehrwert: Strafe: Aufwand: Risiko:</text:p>
      <text:p text:style-name="Standard">Als Verwalter des Parkhauses will ich die Einnahmen des Tages überprüfen.</text:p>
      <text:p text:style-name="Standard">Mehrwert: Strafe: Aufwand: Risiko:</text:p>
      <text:p text:style-name="Standard">Als Verwalter des Parkhauses will ich die Einnahmen der Woche überprüfen.</text:p>
      <text:p text:style-name="Standard">Mehrwert: Strafe: Aufwand: Risiko:</text:p>
      <text:p text:style-name="Standard">Als Verwalter des Parkhauses will ich die Einnahmen des Jahres überprüfen.</text:p>
      <text:p text:style-name="Standard">Mehrwert: Strafe: Aufwand: Risiko: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9:07:38.10</meta:creation-date>
    <dc:date>2017-10-25T19:34:21.34</dc:date>
    <meta:editing-duration>PT9M51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3" meta:paragraph-count="78" meta:word-count="499" meta:character-count="3594"/>
  </office:meta>
</office:document-meta>
</file>